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 style:data-style-name="N0"/>
    <style:style style:name="ce3" style:family="table-cell" style:parent-style-name="Default" style:data-style-name="N37"/>
    <style:style style:name="ce4" style:family="table-cell" style:parent-style-name="Default" style:data-style-name="N60"/>
  </office:automatic-styles>
  <office:body>
    <office:spreadsheet>
      <table:table table:name="Tabelle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Simulation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>
            <text:p>#1 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11">
            <text:p>511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  <table:table-cell table:number-columns-repeated="9"/>
        </table:table-row>
        <table:table-row table:style-name="ro1">
          <table:table-cell office:value-type="string">
            <text:p>untere</text:p>
          </table:table-cell>
          <table:table-cell office:value-type="float" office:value="0.4">
            <text:p>0.4</text:p>
          </table:table-cell>
          <table:table-cell table:number-columns-repeated="10"/>
        </table:table-row>
        <table:table-row table:style-name="ro1">
          <table:table-cell office:value-type="string">
            <text:p>obere</text:p>
          </table:table-cell>
          <table:table-cell office:value-type="float" office:value="0.6">
            <text:p>0.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mean</text:p>
          </table:table-cell>
          <table:table-cell table:style-name="ce4" office:value-type="float" office:value="0.50786">
            <text:p>5.08E-001</text:p>
          </table:table-cell>
          <table:table-cell table:style-name="ce4" office:value-type="float" office:value="0.00909984">
            <text:p>9.10E-003</text:p>
          </table:table-cell>
          <table:table-cell table:number-columns-repeated="9"/>
        </table:table-row>
        <table:table-row table:style-name="ro1">
          <table:table-cell office:value-type="string">
            <text:p>sigma</text:p>
          </table:table-cell>
          <table:table-cell table:style-name="ce4" office:value-type="float" office:value="0.0729197">
            <text:p>7.29E-002</text:p>
          </table:table-cell>
          <table:table-cell table:style-name="ce4" office:value-type="float" office:value="0.0151242">
            <text:p>1.51E-002</text:p>
          </table:table-cell>
          <table:table-cell table:number-columns-repeated="9"/>
        </table:table-row>
        <table:table-row table:style-name="ro1">
          <table:table-cell office:value-type="string">
            <text:p>FWHM</text:p>
          </table:table-cell>
          <table:table-cell table:formula="of:=[.B14]*2.35" office:value-type="float" office:value="0.171361295">
            <text:p>0.17136129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ntegralgrenzen</text:p>
          </table:table-cell>
          <table:table-cell table:number-columns-repeated="11"/>
        </table:table-row>
        <table:table-row table:style-name="ro1">
          <table:table-cell office:value-type="string">
            <text:p>untere</text:p>
          </table:table-cell>
          <table:table-cell table:formula="of:=[.B13]-[.B15]" office:value-type="float" office:value="0.336498705">
            <text:p>0.336498705</text:p>
          </table:table-cell>
          <table:table-cell table:number-columns-repeated="10"/>
        </table:table-row>
        <table:table-row table:style-name="ro1">
          <table:table-cell office:value-type="string">
            <text:p>obere</text:p>
          </table:table-cell>
          <table:table-cell table:formula="of:=[.B13]+[.B15]" office:value-type="float" office:value="0.679221295">
            <text:p>0.67922129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ntegral</text:p>
          </table:table-cell>
          <table:table-cell office:value-type="float" office:value="327">
            <text:p>327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float" office:value="1275">
            <text:p>1275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  <table:table-cell table:number-columns-repeated="9"/>
        </table:table-row>
        <table:table-row table:style-name="ro1">
          <table:table-cell office:value-type="string">
            <text:p>untere</text:p>
          </table:table-cell>
          <table:table-cell office:value-type="string">
            <text:p>?</text:p>
          </table:table-cell>
          <table:table-cell table:number-columns-repeated="10"/>
        </table:table-row>
        <table:table-row table:style-name="ro1">
          <table:table-cell office:value-type="string">
            <text:p>obere</text:p>
          </table:table-cell>
          <table:table-cell office:value-type="string">
            <text:p>?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mean</text:p>
          </table:table-cell>
          <table:table-cell table:number-columns-repeated="2" table:style-name="ce4" office:value-type="string">
            <text:p>?</text:p>
          </table:table-cell>
          <table:table-cell table:number-columns-repeated="9"/>
        </table:table-row>
        <table:table-row table:style-name="ro1">
          <table:table-cell office:value-type="string">
            <text:p>sigma</text:p>
          </table:table-cell>
          <table:table-cell table:number-columns-repeated="2" table:style-name="ce4" office:value-type="string">
            <text:p>?</text:p>
          </table:table-cell>
          <table:table-cell table:number-columns-repeated="9"/>
        </table:table-row>
        <table:table-row table:style-name="ro1">
          <table:table-cell office:value-type="string">
            <text:p>FWHM</text:p>
          </table:table-cell>
          <table:table-cell table:formula="of:=[.B31]*2.35" office:value-type="float" office:value="0">
            <text:p>#WERT!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ntegralgrenzen</text:p>
          </table:table-cell>
          <table:table-cell table:number-columns-repeated="11"/>
        </table:table-row>
        <table:table-row table:style-name="ro1">
          <table:table-cell office:value-type="string">
            <text:p>untere</text:p>
          </table:table-cell>
          <table:table-cell table:formula="of:=[.B30]-[.B32]" office:value-type="float" office:value="0">
            <text:p>#WERT!</text:p>
          </table:table-cell>
          <table:table-cell table:number-columns-repeated="10"/>
        </table:table-row>
        <table:table-row table:style-name="ro1">
          <table:table-cell office:value-type="string">
            <text:p>obere</text:p>
          </table:table-cell>
          <table:table-cell table:formula="of:=[.B30]+[.B32]" office:value-type="float" office:value="0">
            <text:p>#WERT!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ntegral</text:p>
          </table:table-cell>
          <table:table-cell office:value-type="string">
            <text:p>?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>
            <text:p>#2 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11">
            <text:p>511</text:p>
          </table:table-cell>
          <table:table-cell table:number-columns-repeated="4"/>
          <table:table-cell office:value-type="float" office:value="511">
            <text:p>511</text:p>
          </table:table-cell>
          <table:table-cell table:number-columns-repeated="3"/>
          <table:table-cell office:value-type="float" office:value="511">
            <text:p>511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  <table:table-cell table:number-columns-repeated="2"/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  <table:table-cell/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</table:table-row>
        <table:table-row table:style-name="ro2">
          <table:table-cell office:value-type="string">
            <text:p>untere</text:p>
          </table:table-cell>
          <table:table-cell office:value-type="float" office:value="0.4">
            <text:p>0.4</text:p>
          </table:table-cell>
          <table:table-cell table:number-columns-repeated="3"/>
          <table:table-cell office:value-type="string">
            <text:p>untere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string">
            <text:p>untere</text:p>
          </table:table-cell>
          <table:table-cell office:value-type="float" office:value="0.4">
            <text:p>0.4</text:p>
          </table:table-cell>
          <table:table-cell/>
        </table:table-row>
        <table:table-row table:style-name="ro2">
          <table:table-cell office:value-type="string">
            <text:p>obere</text:p>
          </table:table-cell>
          <table:table-cell office:value-type="float" office:value="0.6">
            <text:p>0.6</text:p>
          </table:table-cell>
          <table:table-cell table:number-columns-repeated="3"/>
          <table:table-cell office:value-type="string">
            <text:p>obere</text:p>
          </table:table-cell>
          <table:table-cell office:value-type="float" office:value="0.6">
            <text:p>0.6</text:p>
          </table:table-cell>
          <table:table-cell table:number-columns-repeated="2"/>
          <table:table-cell office:value-type="string">
            <text:p>obere</text:p>
          </table:table-cell>
          <table:table-cell office:value-type="float" office:value="0.6">
            <text:p>0.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mean</text:p>
          </table:table-cell>
          <table:table-cell table:style-name="ce4" office:value-type="float" office:value="0.507151">
            <text:p>5.07E-001</text:p>
          </table:table-cell>
          <table:table-cell table:style-name="ce4" office:value-type="float" office:value="0.000851506">
            <text:p>8.52E-004</text:p>
          </table:table-cell>
          <table:table-cell table:number-columns-repeated="2"/>
          <table:table-cell office:value-type="string">
            <text:p>mean</text:p>
          </table:table-cell>
          <table:table-cell table:style-name="ce4" office:value-type="float" office:value="0.507657">
            <text:p>5.08E-001</text:p>
          </table:table-cell>
          <table:table-cell table:style-name="ce4" office:value-type="float" office:value="0.00413303">
            <text:p>4.13E-003</text:p>
          </table:table-cell>
          <table:table-cell/>
          <table:table-cell office:value-type="string">
            <text:p>mean</text:p>
          </table:table-cell>
          <table:table-cell table:style-name="ce4" office:value-type="float" office:value="0.499277">
            <text:p>4.99E-001</text:p>
          </table:table-cell>
          <table:table-cell table:style-name="ce4" office:value-type="float" office:value="1.08366">
            <text:p>1.08E+000</text:p>
          </table:table-cell>
        </table:table-row>
        <table:table-row table:style-name="ro1">
          <table:table-cell office:value-type="string">
            <text:p>sigma</text:p>
          </table:table-cell>
          <table:table-cell table:style-name="ce4" office:value-type="float" office:value="0.0397717">
            <text:p>3.98E-002</text:p>
          </table:table-cell>
          <table:table-cell table:style-name="ce4" office:value-type="float" office:value="0.000829393">
            <text:p>8.29E-004</text:p>
          </table:table-cell>
          <table:table-cell table:number-columns-repeated="2"/>
          <table:table-cell office:value-type="string">
            <text:p>sigma</text:p>
          </table:table-cell>
          <table:table-cell table:style-name="ce4" office:value-type="float" office:value="0.0183493">
            <text:p>1.83E-002</text:p>
          </table:table-cell>
          <table:table-cell table:style-name="ce4" office:value-type="float" office:value="0.201077">
            <text:p>2.01E-001</text:p>
          </table:table-cell>
          <table:table-cell/>
          <table:table-cell office:value-type="string">
            <text:p>sigma</text:p>
          </table:table-cell>
          <table:table-cell table:style-name="ce4" office:value-type="float" office:value="0.0579614">
            <text:p>5.80E-002</text:p>
          </table:table-cell>
          <table:table-cell table:style-name="ce4" office:value-type="float" office:value="0.218866">
            <text:p>2.19E-001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[.B51]*2.35" office:value-type="float" office:value="0.093463495">
            <text:p>0.093463495</text:p>
          </table:table-cell>
          <table:table-cell table:number-columns-repeated="3"/>
          <table:table-cell office:value-type="string">
            <text:p>FWHM</text:p>
          </table:table-cell>
          <table:table-cell table:formula="of:=[.G51]*2.35" office:value-type="float" office:value="0.043120855">
            <text:p>0.043120855</text:p>
          </table:table-cell>
          <table:table-cell table:number-columns-repeated="2"/>
          <table:table-cell office:value-type="string">
            <text:p>FWHM</text:p>
          </table:table-cell>
          <table:table-cell table:formula="of:=[.K51]*2.35" office:value-type="float" office:value="0.13620929">
            <text:p>0.1362092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Integralgrenzen</text:p>
          </table:table-cell>
          <table:table-cell table:number-columns-repeated="4"/>
          <table:table-cell office:value-type="string">
            <text:p>Integralgrenzen</text:p>
          </table:table-cell>
          <table:table-cell table:number-columns-repeated="3"/>
          <table:table-cell office:value-type="string">
            <text:p>Integralgrenzen</text:p>
          </table:table-cell>
          <table:table-cell table:number-columns-repeated="2"/>
        </table:table-row>
        <table:table-row table:style-name="ro2">
          <table:table-cell office:value-type="string">
            <text:p>untere</text:p>
          </table:table-cell>
          <table:table-cell table:formula="of:=[.B50]-[.B52]" office:value-type="float" office:value="0.413687505">
            <text:p>0.413687505</text:p>
          </table:table-cell>
          <table:table-cell table:number-columns-repeated="3"/>
          <table:table-cell office:value-type="string">
            <text:p>untere</text:p>
          </table:table-cell>
          <table:table-cell table:formula="of:=[.G50]-[.G52]" office:value-type="float" office:value="0.464536145">
            <text:p>0.464536145</text:p>
          </table:table-cell>
          <table:table-cell table:number-columns-repeated="2"/>
          <table:table-cell office:value-type="string">
            <text:p>untere</text:p>
          </table:table-cell>
          <table:table-cell table:formula="of:=[.K50]-[.K52]" office:value-type="float" office:value="0.36306771">
            <text:p>0.36306771</text:p>
          </table:table-cell>
          <table:table-cell/>
        </table:table-row>
        <table:table-row table:style-name="ro2">
          <table:table-cell office:value-type="string">
            <text:p>obere</text:p>
          </table:table-cell>
          <table:table-cell table:formula="of:=[.B50]+[.B52]" office:value-type="float" office:value="0.600614495">
            <text:p>0.600614495</text:p>
          </table:table-cell>
          <table:table-cell table:number-columns-repeated="3"/>
          <table:table-cell office:value-type="string">
            <text:p>obere</text:p>
          </table:table-cell>
          <table:table-cell table:formula="of:=[.G50]+[.G52]" office:value-type="float" office:value="0.550777855">
            <text:p>0.550777855</text:p>
          </table:table-cell>
          <table:table-cell table:number-columns-repeated="2"/>
          <table:table-cell office:value-type="string">
            <text:p>obere</text:p>
          </table:table-cell>
          <table:table-cell table:formula="of:=[.K50]+[.K52]" office:value-type="float" office:value="0.63548629">
            <text:p>0.6354862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ntegral</text:p>
          </table:table-cell>
          <table:table-cell office:value-type="float" office:value="1324">
            <text:p>1324</text:p>
          </table:table-cell>
          <table:table-cell table:number-columns-repeated="3"/>
          <table:table-cell office:value-type="string">
            <text:p>Integral</text:p>
          </table:table-cell>
          <table:table-cell office:value-type="float" office:value="3768">
            <text:p>3768</text:p>
          </table:table-cell>
          <table:table-cell table:number-columns-repeated="2"/>
          <table:table-cell office:value-type="string">
            <text:p>Integral</text:p>
          </table:table-cell>
          <table:table-cell office:value-type="float" office:value="3694">
            <text:p>3694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3" office:value-type="string">
            <text:p>12....</text:p>
          </table:table-cell>
          <table:table-cell table:number-columns-repeated="4"/>
          <table:table-cell table:style-name="ce3" office:value-type="string">
            <text:p>12....</text:p>
          </table:table-cell>
          <table:table-cell table:number-columns-repeated="3"/>
          <table:table-cell table:style-name="ce3" office:value-type="string">
            <text:p>12....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  <table:table-cell table:number-columns-repeated="2"/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  <table:table-cell/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</table:table-row>
        <table:table-row table:style-name="ro2">
          <table:table-cell office:value-type="string">
            <text:p>untere</text:p>
          </table:table-cell>
          <table:table-cell office:value-type="float" office:value="1.2">
            <text:p>1.2</text:p>
          </table:table-cell>
          <table:table-cell table:number-columns-repeated="3"/>
          <table:table-cell office:value-type="string">
            <text:p>untere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untere</text:p>
          </table:table-cell>
          <table:table-cell office:value-type="float" office:value="1.1">
            <text:p>1.1</text:p>
          </table:table-cell>
          <table:table-cell/>
        </table:table-row>
        <table:table-row table:style-name="ro2">
          <table:table-cell office:value-type="string">
            <text:p>obere</text:p>
          </table:table-cell>
          <table:table-cell office:value-type="float" office:value="1.32">
            <text:p>1.32</text:p>
          </table:table-cell>
          <table:table-cell table:number-columns-repeated="3"/>
          <table:table-cell office:value-type="string">
            <text:p>obere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obere</text:p>
          </table:table-cell>
          <table:table-cell office:value-type="float" office:value="1.4">
            <text:p>1.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mean</text:p>
          </table:table-cell>
          <table:table-cell table:style-name="ce4" office:value-type="float" office:value="1.26278">
            <text:p>1.26E+000</text:p>
          </table:table-cell>
          <table:table-cell table:style-name="ce4" office:value-type="float" office:value="0.0557174">
            <text:p>5.57E-002</text:p>
          </table:table-cell>
          <table:table-cell table:number-columns-repeated="2"/>
          <table:table-cell office:value-type="string">
            <text:p>mean</text:p>
          </table:table-cell>
          <table:table-cell table:style-name="ce4" office:value-type="float" office:value="1.27014">
            <text:p>1.27E+000</text:p>
          </table:table-cell>
          <table:table-cell table:style-name="ce4" office:value-type="float" office:value="0.00366112">
            <text:p>3.66E-003</text:p>
          </table:table-cell>
          <table:table-cell/>
          <table:table-cell office:value-type="string">
            <text:p>mean</text:p>
          </table:table-cell>
          <table:table-cell table:style-name="ce4" office:value-type="float" office:value="1.27523">
            <text:p>1.28E+000</text:p>
          </table:table-cell>
          <table:table-cell table:style-name="ce4" office:value-type="float" office:value="0.00403457">
            <text:p>4.03E-003</text:p>
          </table:table-cell>
        </table:table-row>
        <table:table-row table:style-name="ro1">
          <table:table-cell office:value-type="string">
            <text:p>sigma</text:p>
          </table:table-cell>
          <table:table-cell table:style-name="ce4" office:value-type="float" office:value="0.114214">
            <text:p>1.14E-001</text:p>
          </table:table-cell>
          <table:table-cell table:style-name="ce4" office:value-type="float" office:value="0.216722">
            <text:p>2.17E-001</text:p>
          </table:table-cell>
          <table:table-cell table:number-columns-repeated="2"/>
          <table:table-cell office:value-type="string">
            <text:p>sigma</text:p>
          </table:table-cell>
          <table:table-cell table:style-name="ce4" office:value-type="float" office:value="0.0743957">
            <text:p>7.44E-002</text:p>
          </table:table-cell>
          <table:table-cell table:style-name="ce4" office:value-type="float" office:value="0.00457672">
            <text:p>4.58E-003</text:p>
          </table:table-cell>
          <table:table-cell/>
          <table:table-cell office:value-type="string">
            <text:p>sigma</text:p>
          </table:table-cell>
          <table:table-cell table:style-name="ce4" office:value-type="float" office:value="0.0795935">
            <text:p>7.96E-002</text:p>
          </table:table-cell>
          <table:table-cell table:style-name="ce4" office:value-type="float" office:value="0.00598236">
            <text:p>5.98E-003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[.B68]*2.35" office:value-type="float" office:value="0.2684029">
            <text:p>0.2684029</text:p>
          </table:table-cell>
          <table:table-cell table:number-columns-repeated="3"/>
          <table:table-cell office:value-type="string">
            <text:p>FWHM</text:p>
          </table:table-cell>
          <table:table-cell table:formula="of:=[.G68]*2.35" office:value-type="float" office:value="0.174829895">
            <text:p>0.174829895</text:p>
          </table:table-cell>
          <table:table-cell table:number-columns-repeated="2"/>
          <table:table-cell office:value-type="string">
            <text:p>FWHM</text:p>
          </table:table-cell>
          <table:table-cell table:formula="of:=[.K68]*2.35" office:value-type="float" office:value="0.187044725">
            <text:p>0.18704472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Integralgrenzen</text:p>
          </table:table-cell>
          <table:table-cell table:number-columns-repeated="4"/>
          <table:table-cell office:value-type="string">
            <text:p>Integralgrenzen</text:p>
          </table:table-cell>
          <table:table-cell table:number-columns-repeated="3"/>
          <table:table-cell office:value-type="string">
            <text:p>Integralgrenzen</text:p>
          </table:table-cell>
          <table:table-cell table:number-columns-repeated="2"/>
        </table:table-row>
        <table:table-row table:style-name="ro2">
          <table:table-cell office:value-type="string">
            <text:p>untere</text:p>
          </table:table-cell>
          <table:table-cell table:formula="of:=[.B67]-[.B69]" office:value-type="float" office:value="0.9943771">
            <text:p>0.9943771</text:p>
          </table:table-cell>
          <table:table-cell table:number-columns-repeated="3"/>
          <table:table-cell office:value-type="string">
            <text:p>untere</text:p>
          </table:table-cell>
          <table:table-cell table:formula="of:=[.G67]-[.G69]" office:value-type="float" office:value="1.095310105">
            <text:p>1.095310105</text:p>
          </table:table-cell>
          <table:table-cell table:number-columns-repeated="2"/>
          <table:table-cell office:value-type="string">
            <text:p>untere</text:p>
          </table:table-cell>
          <table:table-cell table:formula="of:=[.K67]-[.K69]" office:value-type="float" office:value="1.088185275">
            <text:p>1.088185275</text:p>
          </table:table-cell>
          <table:table-cell/>
        </table:table-row>
        <table:table-row table:style-name="ro2">
          <table:table-cell office:value-type="string">
            <text:p>obere</text:p>
          </table:table-cell>
          <table:table-cell table:formula="of:=[.B67]+[.B69]" office:value-type="float" office:value="1.5311829">
            <text:p>1.5311829</text:p>
          </table:table-cell>
          <table:table-cell table:number-columns-repeated="3"/>
          <table:table-cell office:value-type="string">
            <text:p>obere</text:p>
          </table:table-cell>
          <table:table-cell table:formula="of:=[.G67]+[.G69]" office:value-type="float" office:value="1.444969895">
            <text:p>1.444969895</text:p>
          </table:table-cell>
          <table:table-cell table:number-columns-repeated="2"/>
          <table:table-cell office:value-type="string">
            <text:p>obere</text:p>
          </table:table-cell>
          <table:table-cell table:formula="of:=[.K67]+[.K69]" office:value-type="float" office:value="1.462274725">
            <text:p>1.46227472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ntegral</text:p>
          </table:table-cell>
          <table:table-cell office:value-type="float" office:value="144">
            <text:p>144</text:p>
          </table:table-cell>
          <table:table-cell table:number-columns-repeated="3"/>
          <table:table-cell office:value-type="string">
            <text:p>Integral</text:p>
          </table:table-cell>
          <table:table-cell office:value-type="float" office:value="898">
            <text:p>898</text:p>
          </table:table-cell>
          <table:table-cell table:number-columns-repeated="2"/>
          <table:table-cell office:value-type="string">
            <text:p>Integral</text:p>
          </table:table-cell>
          <table:table-cell office:value-type="float" office:value="930">
            <text:p>930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>
            <text:p>#3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11">
            <text:p>511</text:p>
          </table:table-cell>
          <table:table-cell table:number-columns-repeated="4"/>
          <table:table-cell office:value-type="float" office:value="511">
            <text:p>511</text:p>
          </table:table-cell>
          <table:table-cell table:number-columns-repeated="3"/>
          <table:table-cell office:value-type="float" office:value="511">
            <text:p>511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  <table:table-cell table:number-columns-repeated="2"/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  <table:table-cell/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</table:table-row>
        <table:table-row table:style-name="ro2">
          <table:table-cell office:value-type="string">
            <text:p>untere</text:p>
          </table:table-cell>
          <table:table-cell office:value-type="float" office:value="0.4">
            <text:p>0.4</text:p>
          </table:table-cell>
          <table:table-cell table:number-columns-repeated="3"/>
          <table:table-cell office:value-type="string">
            <text:p>untere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untere</text:p>
          </table:table-cell>
          <table:table-cell office:value-type="string">
            <text:p>?</text:p>
          </table:table-cell>
          <table:table-cell/>
        </table:table-row>
        <table:table-row table:style-name="ro2">
          <table:table-cell office:value-type="string">
            <text:p>obere</text:p>
          </table:table-cell>
          <table:table-cell office:value-type="float" office:value="0.6">
            <text:p>0.6</text:p>
          </table:table-cell>
          <table:table-cell table:number-columns-repeated="3"/>
          <table:table-cell office:value-type="string">
            <text:p>obere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obere</text:p>
          </table:table-cell>
          <table:table-cell office:value-type="string">
            <text:p>?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mean</text:p>
          </table:table-cell>
          <table:table-cell table:style-name="ce4" office:value-type="float" office:value="0.507151">
            <text:p>5.07E-001</text:p>
          </table:table-cell>
          <table:table-cell table:style-name="ce4" office:value-type="float" office:value="0.000850333">
            <text:p>8.50E-004</text:p>
          </table:table-cell>
          <table:table-cell table:number-columns-repeated="2"/>
          <table:table-cell office:value-type="string">
            <text:p>mean</text:p>
          </table:table-cell>
          <table:table-cell table:number-columns-repeated="2" table:style-name="ce4" office:value-type="string">
            <text:p>?</text:p>
          </table:table-cell>
          <table:table-cell/>
          <table:table-cell office:value-type="string">
            <text:p>mean</text:p>
          </table:table-cell>
          <table:table-cell table:number-columns-repeated="2" table:style-name="ce4" office:value-type="string">
            <text:p>?</text:p>
          </table:table-cell>
        </table:table-row>
        <table:table-row table:style-name="ro1">
          <table:table-cell office:value-type="string">
            <text:p>sigma</text:p>
          </table:table-cell>
          <table:table-cell table:style-name="ce4" office:value-type="float" office:value="0.0399072">
            <text:p>3.99E-002</text:p>
          </table:table-cell>
          <table:table-cell table:style-name="ce4" office:value-type="float" office:value="0.000826494">
            <text:p>8.26E-004</text:p>
          </table:table-cell>
          <table:table-cell table:number-columns-repeated="2"/>
          <table:table-cell office:value-type="string">
            <text:p>sigma</text:p>
          </table:table-cell>
          <table:table-cell table:number-columns-repeated="2" table:style-name="ce4" office:value-type="string">
            <text:p>?</text:p>
          </table:table-cell>
          <table:table-cell/>
          <table:table-cell office:value-type="string">
            <text:p>sigma</text:p>
          </table:table-cell>
          <table:table-cell table:number-columns-repeated="2" table:style-name="ce4" office:value-type="string">
            <text:p>?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[.B88]*2.35" office:value-type="float" office:value="0.09378192">
            <text:p>0.09378192</text:p>
          </table:table-cell>
          <table:table-cell table:number-columns-repeated="3"/>
          <table:table-cell office:value-type="string">
            <text:p>FWHM</text:p>
          </table:table-cell>
          <table:table-cell table:formula="of:=[.G88]*2.35" office:value-type="float" office:value="0">
            <text:p>#WERT!</text:p>
          </table:table-cell>
          <table:table-cell table:number-columns-repeated="2"/>
          <table:table-cell office:value-type="string">
            <text:p>FWHM</text:p>
          </table:table-cell>
          <table:table-cell table:formula="of:=[.K88]*2.35" office:value-type="float" office:value="0">
            <text:p>#WERT!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Integralgrenzen</text:p>
          </table:table-cell>
          <table:table-cell table:number-columns-repeated="4"/>
          <table:table-cell office:value-type="string">
            <text:p>Integralgrenzen</text:p>
          </table:table-cell>
          <table:table-cell table:number-columns-repeated="3"/>
          <table:table-cell office:value-type="string">
            <text:p>Integralgrenzen</text:p>
          </table:table-cell>
          <table:table-cell table:number-columns-repeated="2"/>
        </table:table-row>
        <table:table-row table:style-name="ro2">
          <table:table-cell office:value-type="string">
            <text:p>untere</text:p>
          </table:table-cell>
          <table:table-cell table:formula="of:=[.B87]-[.B89]" office:value-type="float" office:value="0.41336908">
            <text:p>0.41336908</text:p>
          </table:table-cell>
          <table:table-cell table:number-columns-repeated="3"/>
          <table:table-cell office:value-type="string">
            <text:p>untere</text:p>
          </table:table-cell>
          <table:table-cell table:formula="of:=[.G87]-[.G89]" office:value-type="float" office:value="0">
            <text:p>#WERT!</text:p>
          </table:table-cell>
          <table:table-cell table:number-columns-repeated="2"/>
          <table:table-cell office:value-type="string">
            <text:p>untere</text:p>
          </table:table-cell>
          <table:table-cell table:formula="of:=[.K87]-[.K89]" office:value-type="float" office:value="0">
            <text:p>#WERT!</text:p>
          </table:table-cell>
          <table:table-cell/>
        </table:table-row>
        <table:table-row table:style-name="ro2">
          <table:table-cell office:value-type="string">
            <text:p>obere</text:p>
          </table:table-cell>
          <table:table-cell table:formula="of:=[.B87]+[.B89]" office:value-type="float" office:value="0.60093292">
            <text:p>0.60093292</text:p>
          </table:table-cell>
          <table:table-cell table:number-columns-repeated="3"/>
          <table:table-cell office:value-type="string">
            <text:p>obere</text:p>
          </table:table-cell>
          <table:table-cell table:formula="of:=[.G87]+[.G89]" office:value-type="float" office:value="0">
            <text:p>#WERT!</text:p>
          </table:table-cell>
          <table:table-cell table:number-columns-repeated="2"/>
          <table:table-cell office:value-type="string">
            <text:p>obere</text:p>
          </table:table-cell>
          <table:table-cell table:formula="of:=[.K87]+[.K89]" office:value-type="float" office:value="0">
            <text:p>#WERT!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ntegral</text:p>
          </table:table-cell>
          <table:table-cell office:value-type="float" office:value="2671">
            <text:p>2671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Integral</text:p>
          </table:table-cell>
          <table:table-cell office:value-type="string">
            <text:p>?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float" office:value="1275">
            <text:p>1275</text:p>
          </table:table-cell>
          <table:table-cell table:number-columns-repeated="4"/>
          <table:table-cell table:style-name="ce3" office:value-type="string">
            <text:p>12....</text:p>
          </table:table-cell>
          <table:table-cell table:number-columns-repeated="3"/>
          <table:table-cell table:style-name="ce3" office:value-type="string">
            <text:p>12....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  <table:table-cell table:number-columns-repeated="2"/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  <table:table-cell/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</table:table-row>
        <table:table-row table:style-name="ro2">
          <table:table-cell office:value-type="string">
            <text:p>untere</text:p>
          </table:table-cell>
          <table:table-cell office:value-type="float" office:value="1.2">
            <text:p>1.2</text:p>
          </table:table-cell>
          <table:table-cell table:number-columns-repeated="3"/>
          <table:table-cell office:value-type="string">
            <text:p>untere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untere</text:p>
          </table:table-cell>
          <table:table-cell office:value-type="string">
            <text:p>?</text:p>
          </table:table-cell>
          <table:table-cell/>
        </table:table-row>
        <table:table-row table:style-name="ro2">
          <table:table-cell office:value-type="string">
            <text:p>obere</text:p>
          </table:table-cell>
          <table:table-cell office:value-type="float" office:value="1.32">
            <text:p>1.32</text:p>
          </table:table-cell>
          <table:table-cell table:number-columns-repeated="3"/>
          <table:table-cell office:value-type="string">
            <text:p>obere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obere</text:p>
          </table:table-cell>
          <table:table-cell office:value-type="string">
            <text:p>?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mean</text:p>
          </table:table-cell>
          <table:table-cell table:style-name="ce4" office:value-type="float" office:value="1.26166">
            <text:p>1.26E+000</text:p>
          </table:table-cell>
          <table:table-cell table:style-name="ce4" office:value-type="float" office:value="0.0199631">
            <text:p>2.00E-002</text:p>
          </table:table-cell>
          <table:table-cell table:number-columns-repeated="2"/>
          <table:table-cell office:value-type="string">
            <text:p>mean</text:p>
          </table:table-cell>
          <table:table-cell table:number-columns-repeated="2" table:style-name="ce4" office:value-type="string">
            <text:p>?</text:p>
          </table:table-cell>
          <table:table-cell/>
          <table:table-cell office:value-type="string">
            <text:p>mean</text:p>
          </table:table-cell>
          <table:table-cell table:number-columns-repeated="2" table:style-name="ce4" office:value-type="string">
            <text:p>?</text:p>
          </table:table-cell>
        </table:table-row>
        <table:table-row table:style-name="ro1">
          <table:table-cell office:value-type="string">
            <text:p>sigma</text:p>
          </table:table-cell>
          <table:table-cell table:style-name="ce4" office:value-type="float" office:value="0.140677">
            <text:p>1.41E-001</text:p>
          </table:table-cell>
          <table:table-cell table:style-name="ce4" office:value-type="float" office:value="0.0362633">
            <text:p>3.63E-002</text:p>
          </table:table-cell>
          <table:table-cell table:number-columns-repeated="2"/>
          <table:table-cell office:value-type="string">
            <text:p>sigma</text:p>
          </table:table-cell>
          <table:table-cell table:number-columns-repeated="2" table:style-name="ce4" office:value-type="string">
            <text:p>?</text:p>
          </table:table-cell>
          <table:table-cell/>
          <table:table-cell office:value-type="string">
            <text:p>sigma</text:p>
          </table:table-cell>
          <table:table-cell table:number-columns-repeated="2" table:style-name="ce4" office:value-type="string">
            <text:p>?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[.B105]*2.35" office:value-type="float" office:value="0.33059095">
            <text:p>0.33059095</text:p>
          </table:table-cell>
          <table:table-cell table:number-columns-repeated="3"/>
          <table:table-cell office:value-type="string">
            <text:p>FWHM</text:p>
          </table:table-cell>
          <table:table-cell table:formula="of:=[.G105]*2.35" office:value-type="float" office:value="0">
            <text:p>#WERT!</text:p>
          </table:table-cell>
          <table:table-cell table:number-columns-repeated="2"/>
          <table:table-cell office:value-type="string">
            <text:p>FWHM</text:p>
          </table:table-cell>
          <table:table-cell table:formula="of:=[.K105]*2.35" office:value-type="float" office:value="0">
            <text:p>#WERT!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Integralgrenzen</text:p>
          </table:table-cell>
          <table:table-cell table:number-columns-repeated="4"/>
          <table:table-cell office:value-type="string">
            <text:p>Integralgrenzen</text:p>
          </table:table-cell>
          <table:table-cell table:number-columns-repeated="3"/>
          <table:table-cell office:value-type="string">
            <text:p>Integralgrenzen</text:p>
          </table:table-cell>
          <table:table-cell table:number-columns-repeated="2"/>
        </table:table-row>
        <table:table-row table:style-name="ro2">
          <table:table-cell office:value-type="string">
            <text:p>untere</text:p>
          </table:table-cell>
          <table:table-cell table:formula="of:=[.B104]-[.B106]" office:value-type="float" office:value="0.93106905">
            <text:p>0.93106905</text:p>
          </table:table-cell>
          <table:table-cell table:number-columns-repeated="3"/>
          <table:table-cell office:value-type="string">
            <text:p>untere</text:p>
          </table:table-cell>
          <table:table-cell table:formula="of:=[.G104]-[.G106]" office:value-type="float" office:value="0">
            <text:p>#WERT!</text:p>
          </table:table-cell>
          <table:table-cell table:number-columns-repeated="2"/>
          <table:table-cell office:value-type="string">
            <text:p>untere</text:p>
          </table:table-cell>
          <table:table-cell table:formula="of:=[.K104]-[.K106]" office:value-type="float" office:value="0">
            <text:p>#WERT!</text:p>
          </table:table-cell>
          <table:table-cell/>
        </table:table-row>
        <table:table-row table:style-name="ro2">
          <table:table-cell office:value-type="string">
            <text:p>obere</text:p>
          </table:table-cell>
          <table:table-cell table:formula="of:=[.B104]+[.B106]" office:value-type="float" office:value="1.59225095">
            <text:p>1.59225095</text:p>
          </table:table-cell>
          <table:table-cell table:number-columns-repeated="3"/>
          <table:table-cell office:value-type="string">
            <text:p>obere</text:p>
          </table:table-cell>
          <table:table-cell table:formula="of:=[.G104]+[.G106]" office:value-type="float" office:value="0">
            <text:p>#WERT!</text:p>
          </table:table-cell>
          <table:table-cell table:number-columns-repeated="2"/>
          <table:table-cell office:value-type="string">
            <text:p>obere</text:p>
          </table:table-cell>
          <table:table-cell table:formula="of:=[.K104]+[.K106]" office:value-type="float" office:value="0">
            <text:p>#WERT!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ntegral</text:p>
          </table:table-cell>
          <table:table-cell office:value-type="float" office:value="554">
            <text:p>554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Integral</text:p>
          </table:table-cell>
          <table:table-cell office:value-type="string">
            <text:p>?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15P0"/>
    </number:currency-style>
    <number:number-style style:name="N116">
      <number:scientific-number number:decimal-places="3" number:min-integer-digits="1" number:min-exponent-digits="3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6/12/2014</text:date>, <text:time>01:26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4-10-28T14:53:09.80</meta:creation-date>
    <dc:date>2014-12-06T01:26:11.03</dc:date>
    <dc:creator>Max </dc:creator>
    <meta:editing-duration>PT10H56M28S</meta:editing-duration>
    <meta:editing-cycles>3</meta:editing-cycles>
    <meta:generator>OpenOffice/4.1.1$Win32 OpenOffice.org_project/411m6$Build-9775</meta:generator>
    <meta:document-statistic meta:table-count="3" meta:cell-count="312" meta:object-count="0"/>
  </office:meta>
</office:document-meta>
</file>